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Marathi" svg:font-family="'Lohit Marathi'"/>
    <style:font-face style:name="Lohit Marathi1" svg:font-family="'Lohit Marath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fo:font-weight="bold" style:font-weight-asian="bold" style:font-weight-complex="bold"/>
    </style:style>
    <style:style style:name="P2" style:family="paragraph" style:parent-style-name="Preformatted_20_Text">
      <style:text-properties fo:color="#c9211e" loext:opacity="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ΣΤΗΝ ΑΓΙΑ ΚΑΙ ΠΑΝΣΕΠΤΗ JUU YA MTAKATIFU ​​NA PANSEPTI</text:p>
      <text:p text:style-name="P1"/>
      <text:p text:style-name="P1">ΓΕΝΝΗΣΙ ΤΟΥ ΚΥΡΙΟΥ ΜΑΣ KUZALIWA KWA MOLA WETU</text:p>
      <text:p text:style-name="P1"/>
      <text:p text:style-name="P1">ΙΗΣΟΥ ΧΡΙΣΤΟΥ WA YESU KRISTO</text:p>
      <text:p text:style-name="P1"/>
      <text:p text:style-name="P2">Προοίμιον Awali</text:p>
      <text:p text:style-name="Preformatted_20_Text"/>
      <text:p text:style-name="Preformatted_20_Text">Ἡ Παναγία σήμερα στὸν κόσμο φέρνει ὡς ἄνθρωπο τὸν Ἄκτιστο Θεό, Leo, Bikira Maria anamleta Mungu aliyeumbwa ulimwenguni kama mwanadamu,</text:p>
      <text:p text:style-name="Preformatted_20_Text"/>
      <text:p text:style-name="Preformatted_20_Text">καὶ ἡ γῆ τὸ Σπήλαιο στὸν Ἀπροσπέλαστο παρέχει. na ardhi inatoa pango kwa asiyefikika.</text:p>
      <text:p text:style-name="Preformatted_20_Text"/>
      <text:p text:style-name="Preformatted_20_Text">ἄγγελοι μὲ τοὺς βοσκοὺς δοξολογοῦνε malaika pamoja na wachungaji hutukuza</text:p>
      <text:p text:style-name="Preformatted_20_Text"/>
      <text:p text:style-name="Preformatted_20_Text">καὶ μάγοι ἔρχονται στὸ δρόμο μὲ τ᾿ ἀστέρι. na wachawi wanakuja barabarani na nyota.</text:p>
      <text:p text:style-name="Preformatted_20_Text"/>
      <text:p text:style-name="Preformatted_20_Text">ἀφοῦ πρὸς χάρι μας γεννήθηκε kwa kuwa alizaliwa kwa neema yetu</text:p>
      <text:p text:style-name="Preformatted_20_Text"/>
      <text:p text:style-name="Preformatted_20_Text">Νέο Παιδί, ὁ Ἄχρονος Θεός. Mtoto Mpya, Mungu Asiye na Wakati.</text:p>
      <text:p text:style-name="Preformatted_20_Text"/>
      <text:p text:style-name="P2">Οἶκοι Nyumba</text:p>
      <text:p text:style-name="Preformatted_20_Text"/>
      <text:p text:style-name="Preformatted_20_Text">α´. Ἡ Βηβλεὲμ ἄνοιξε τὸν Παράδεισο, ἐλᾶτε νὰ δοῦμε. <text:s text:c="110"/>a. Biblia imefungua Mbingu, njoo uone.</text:p>
      <text:p text:style-name="Preformatted_20_Text">τὴν ἀπόλαυσι κρυμμένη βρήκαμε, ἐλᾶτε νὰ πάρουμε <text:s text:c="114"/>tulipata raha iliyofichwa, njoo uichukue</text:p>
      <text:p text:style-name="Preformatted_20_Text">τοῦ παραδείσου τὰ δῶρα μέσα στὸ Σπήλαιο. <text:s text:c="121"/>kutoa zawadi ndani ya Pango.</text:p>
      <text:p text:style-name="Preformatted_20_Text">ἐκεῖ ἐφανερώθηκε δέντρο Ὑπερφυσικὸ ποὺ προσφέρει ἄφεσι, <text:s text:c="106"/>kulitokea mti wa ajabu ambao hutoa msamaha,</text:p>
      <text:p text:style-name="Preformatted_20_Text">ἐκεῖ μέσα εὑρέθηκε πηγάδι ἀχειροποίητο, <text:s text:c="122"/>kisima ambacho hakijachimbwa kilionekana humo ndani.</text:p>
      <text:p text:style-name="Preformatted_20_Text">ἀπ᾿ ὅπου ὁ Δαβὶδ παλιὰ ἐπιθύμησε νὰ πιῆ. <text:s text:c="121"/>kutoka ambapo Daudi alitamani kunywa.</text:p>
      <text:p text:style-name="Preformatted_20_Text">ἐκεῖ μέσα βρίσκεται Κόρη ποὺ ἐγέννησε Βρέφος <text:s text:c="117"/>ndani kuna Binti aliyejifungua Mtoto</text:p>
      <text:p text:style-name="Preformatted_20_Text">καὶ σταμάτησεν ἀμέσως τὴ δίψα τοῦ Ἀδὰμ καὶ τοῦ Δαβίδ. <text:s text:c="108"/>na mara moja akasimamisha kiu ya Adamu na Daudi.</text:p>
      <text:p text:style-name="Preformatted_20_Text">γιὰ τοῦτο πρὸς τὸ Σπήλαιο ἂς τρέξουμε, ἐκεῖ ποὺ ἐγεννήθη <text:s text:c="105"/>kwa hiyo tukimbilie kwenye Pango alikozaliwa</text:p>
      <text:p text:style-name="Preformatted_20_Text">Νέο Παιδί, ὁ Ἄχρονος Θεός. Mtoto Mpya, Mungu Asiye na Wakati.</text:p>
      <text:p text:style-name="Preformatted_20_Text"/>
      <text:p text:style-name="Preformatted_20_Text">β´. Ὁ Δημιουργός της μητέρας Γιός της θέλησε κι ἔγινε. <text:s text:c="107"/>b'. Muumba wa mama, Mwanawe, alipenda na ikafanyika.</text:p>
      <text:p text:style-name="Preformatted_20_Text">ὁ προστάτης τῶν βρεφῶν Βρέφος στὴ φάτνη πλαγίαζε. <text:s text:c="112"/>mlinzi wa watoto wachanga Mtoto mchanga ndani ya hori alikuwa amelala.</text:p>
      <text:p text:style-name="Preformatted_20_Text">καὶ προσπαθώντας νὰ τὸν καταλάβη Τοῦ ᾿λεγεν ἡ Μητέρα Του: <text:s text:c="104"/>na kujaribu kumwelewa, Mama yake alisema:</text:p>
      <text:p text:style-name="Preformatted_20_Text">«Πές μου, παιδί μου, πῶς μέσα μου ἦρθες; <text:s text:c="121"/>"Niambie mwanangu, uliingiaje ndani yangu?"</text:p>
      <text:p text:style-name="Preformatted_20_Text">Σὲ κοιτάζω, Σπλάχνο μου, καὶ μένω κατάπληκτη, <text:s text:c="116"/>Ninakutazama, utumbo wangu, na ninashangaa,</text:p>
      <text:p text:style-name="Preformatted_20_Text">γιατὶ Σὲ θηλάζω καὶ γάμο δὲν ἔκανα. <text:s text:c="126"/>maana nakunyonyesha na sikufanya harusi.</text:p>
      <text:p text:style-name="Preformatted_20_Text">κι ἐνῶ Σὲ βλέπω σπαργανωμένο <text:s text:c="133"/>na huku nakuona umevunjika</text:p>
      <text:p text:style-name="Preformatted_20_Text">τὴν παρθενίαν μου ἀκόμα ἀπείραχτην θωρῶ. <text:s text:c="121"/>Naona ubikira wangu bado upo.</text:p>
      <text:p text:style-name="Preformatted_20_Text">γιατὶ Ἐσὺ τὴν ἐφύλαξες ποὺ διάλεξες κι ἔγινες <text:s text:c="116"/>kwa sababu ulimlinda uliyemchagua na ukawa</text:p>
      <text:p text:style-name="Preformatted_20_Text">Νέο Παιδί, ὁ Ἄχρονος Θεός. Mtoto Mpya, Mungu Asiye na Wakati.</text:p>
      <text:p text:style-name="Preformatted_20_Text"/>
      <text:p text:style-name="Preformatted_20_Text">γ´. Ὑπέροχε Βασιλιά, ποιὰ σχέση ἔχεις Ἐσὺ μ᾿ ἐκείνους ποὺ ἐπτώχευσαν; <text:s text:c="92"/>c. Mfalme Mkuu, una uhusiano gani na hao walioanguka?</text:p>
      <text:p text:style-name="Preformatted_20_Text">Δημιουργέ του οὐρανοῦ, γιατὶ στοὺς χωματένιους ἦρθες; <text:s text:c="108"/>Muumba wa anga, kwa nini umekuja kwa watu wa ardhini?</text:p>
      <text:p text:style-name="Preformatted_20_Text">Ἀγάπησες τὸ Σπήλαιο ἢ ζήλεψες τὴ Φάτνη; <text:s text:c="122"/>Je, ulipenda Pango au ulihusudu Hori?</text:p>
      <text:p text:style-name="Preformatted_20_Text">Νὰ ποὺ δὲν βρίσκεται οὔτε δωμάτιο γιὰ τὴ δούλη Σου στὸν χῶρο ποὺ ξεπεζέψαμε. <text:s text:c="85"/>Tazama, hakuna nafasi kwa mtumishi wako mahali pale tulipokwenda.</text:p>
      <text:p text:style-name="Preformatted_20_Text">δὲν λέω μόνο δωμάτιο μὰ οὔτε καὶ σπήλαιο, <text:s text:c="120"/>Sisemi tu chumba, sisemi pango pia,</text:p>
      <text:p text:style-name="Preformatted_20_Text">γιατὶ κι αὐτὸ ἐδῶ ᾿ναὶ ξένο. <text:s text:c="133"/>maana hata hili ni geni hapa.</text:p>
      <text:p text:style-name="Preformatted_20_Text">καὶ στὴ Σάρα σὰν ἔγινε μητέρα <text:s text:c="132"/>Na kwa Sara, ilikuwa kana kwamba alikuwa mama</text:p>
      <text:p text:style-name="Preformatted_20_Text">ἐδόθηκε κληρονομιὰ μεγάλη, σὲ μένα ὅμως οὔτε φωλιά. <text:s text:c="110"/>urithi mkubwa ulipewa, lakini hata kiota kwangu.</text:p>
      <text:p text:style-name="Preformatted_20_Text">Χρησιμοποίησα τὸ Σπήλαιο ποὺ θεληματικὰ κατοίκησες <text:s text:c="111"/>Nilitumia Pango ulilokalia kwa hiari</text:p>
      <text:p text:style-name="Preformatted_20_Text">Ἐσύ, Νέο παιδί, ὁ Ἄχρονος Θεός.» Wewe, Mtoto Mpya, Mungu Asiye na Wakati."</text:p>
      <text:p text:style-name="Preformatted_20_Text"/>
      <text:p text:style-name="Preformatted_20_Text">δ´. Ἐνῶ ἔκανε αὐτὸν τὸν νοερὸ διάλογο <text:s text:c="124"/>d'. Wakati alifanya mazungumzo haya ya kiakili</text:p>
      <text:p text:style-name="Preformatted_20_Text">καὶ καθικέτευε Ἐκεῖνον, ποὺ ξέρει ὅλα τὰ μυστικά, <text:s text:c="112"/>na akamwadhibu ajuaye siri zote.</text:p>
      <text:p text:style-name="Preformatted_20_Text">ἀκούει τοὺς Μάγους τὸ Βρέφος νὰ ζητᾶνε. <text:s text:c="122"/>anasikia Baby Wizards wakiuliza.</text:p>
      <text:p text:style-name="Preformatted_20_Text">Κι ἀμέσως τοὺς εἶπε «Ποιοὶ εἶσθε;» <text:s text:c="127"/>Mara akawaambia, "Ninyi ni nani?"</text:p>
      <text:p text:style-name="Preformatted_20_Text">κι αὐτοὶ τὴ ῥωτᾶνε. «Ἀλήθεια Ποιὰ εἶσαι Σύ, <text:s text:c="118"/>na wanamuuliza. "Kweli wewe ni nani,</text:p>
      <text:p text:style-name="Preformatted_20_Text">ποὺ γέννησες Τέτοιο Παιδί; <text:s text:c="135"/>umejifungua wapi Mtoto wa namna hii?</text:p>
      <text:p text:style-name="Preformatted_20_Text">Ποιὸς εἶναι ὁ πατέρας σου καὶ ποιὰ ἡ μητέρα σου; <text:s text:c="113"/>Baba yako ni nani na mama yako ni nani?</text:p>
      <text:p text:style-name="Preformatted_20_Text">Γιατὶ ἔγινες Μητέρα καὶ τροφὸς Παιδιοῦ χωρὶς πατέρα, <text:s text:c="109"/>Kwa nini umekuwa Mama na mlezi wa mtoto bila baba,</text:p>
      <text:p text:style-name="Preformatted_20_Text">τοῦ Ὁποίου καθὼς εἴδαμε τὸ ἄστρο καταλάβαμε πῶς ἦρθε στὸν κόσμο <text:s text:c="98"/>Ambaye tulipoiona nyota tulielewa jinsi alivyokuja ulimwenguni</text:p>
      <text:p text:style-name="Preformatted_20_Text">Νέο Παιδί, ὁ Ἄχρονος Θεός. Mtoto Mpya, Mungu Asiye na Wakati.</text:p>
      <text:p text:style-name="Preformatted_20_Text"/>
      <text:p text:style-name="Preformatted_20_Text">ε´. Γιατὶ καθαρὰ ὁ Βαλαὰμ μᾶς παρουσίασε <text:s text:c="121"/>mh. Kwa sababu Balaamu alituonyesha waziwazi</text:p>
      <text:p text:style-name="Preformatted_20_Text">τὸ νόημα ἐκείνων ποὺ προφήτεψε, <text:s text:c="130"/>maana ya wale waliotabiri,</text:p>
      <text:p text:style-name="Preformatted_20_Text">εἶπε δηλ. ὅτι ἄστρο θ᾿ ἀνατείλη, <text:s text:c="129"/>alisema kwamba nyota itazuka,</text:p>
      <text:p text:style-name="Preformatted_20_Text">ἄστρο ποὺ σβήνει ὅλα τὰ μαντέματα καὶ τὰ προοιωνίσματα. <text:s text:c="106"/>nyota inayofuta ubashiri na ishara zote.</text:p>
      <text:p text:style-name="Preformatted_20_Text">ἄστρο ποὺ καταργεῖ τῶν σοφῶν τὶς παραβολές, <text:s text:c="118"/>nyota iharibuyo mifano ya wenye hekima,</text:p>
      <text:p text:style-name="Preformatted_20_Text">τὶς γνῶμες καὶ τοὺς γρίφους. <text:s text:c="133"/>maoni na mafumbo.</text:p>
      <text:p text:style-name="Preformatted_20_Text">Ἄστρο ἀπ᾿ τ᾿ ἀστέρι ποὺ φαίνεται <text:s text:c="129"/>Nyota kutoka kwa nyota ambayo inaweza kuonekana</text:p>
      <text:p text:style-name="Preformatted_20_Text">ἀσύγκριτα λαμπρότερο, γιατὶ εἶναι ὅλων τῶν ἄστρων Ποιητής, <text:s text:c="103"/>mkali zaidi, kwa sababu yeye ndiye Mshairi wa nyota zote,</text:p>
      <text:p text:style-name="Preformatted_20_Text">περὶ τοῦ ὁποίου ἔγιναν προφητεῖες. Ἀπ᾿ τὸν Ἰακὼβ ἀνατέλλει <text:s text:c="103"/>ambaye unabii ulitolewa juu yake. Kutoka kwa Yakobo huinuka</text:p>
      <text:p text:style-name="Preformatted_20_Text">Νέο Παιδί, ὁ Ἄχρονος Θεός. Mtoto Mpya, Mungu Asiye na Wakati.</text:p>
      <text:p text:style-name="Preformatted_20_Text"/>
      <text:p text:style-name="Preformatted_20_Text">στ´. Τὰ παράξενα λόγια ἡ Μαριὰμ καθὼς ἄκουσε <text:s text:c="117"/>f. Maneno ya ajabu aliyoyasikia Mariam</text:p>
      <text:p text:style-name="Preformatted_20_Text">ἔσκυψε καὶ προσκύνησε τὸ Σπλάγχνο Της <text:s text:c="124"/>akainama na kuabudu Tumbo Lake</text:p>
      <text:p text:style-name="Preformatted_20_Text">καὶ κλαίγοντας Τοῦ εἶπε. «Εἶναι μεγάλα γιὰ μένα, Παιδί μου, <text:s text:c="102"/>na kulia akamwambia. "Ni kubwa kwangu, mtoto wangu,</text:p>
      <text:p text:style-name="Preformatted_20_Text">ὅλα μεγάλα, τὰ ὅσα ἔκανες σὲ μένα τὴ φτωχή. <text:s text:c="118"/>kila kitu kikubwa, ulichonifanyia, maskini.</text:p>
      <text:p text:style-name="Preformatted_20_Text">γιατὶ νὰ ἔξω οἱ Μάγοι Σὲ ζητᾶνε, <text:s text:c="129"/>kwa nini nitoke, mamajusi wanakuuliza,</text:p>
      <text:p text:style-name="Preformatted_20_Text">οἱ βασιλιᾶδες τῆς Ἀνατολῆς. <text:s text:c="134"/>wafalme wa Mashariki.</text:p>
      <text:p text:style-name="Preformatted_20_Text">τὸ Πρόσωπό Σου ἐπίμονα γυρεύουν <text:s text:c="130"/>Uso wako wao hugeuka kila mara</text:p>
      <text:p text:style-name="Preformatted_20_Text">καὶ ἱκετεύουνε θερμὰ γιὰ νὰ Σὲ δοῦνε οἱ τοῦ λαοῦ Σου διαλεχτοί. <text:s text:c="98"/>nao wanaomba kwa bidii waonekane na wateule wa watu wako.</text:p>
      <text:p text:style-name="Preformatted_20_Text">γιατί ᾿ναὶ αὐτοὶ στ᾿ ἀλήθεια ὁ λαός Σου, στοὺς ὁποίους ἐφανερώθης <text:s text:c="96"/>kwani hakika hawa ni watu wako uliowatokea</text:p>
      <text:p text:style-name="Preformatted_20_Text">Νέο Παιδί, ὁ Ἄχρονος Θεός. Mtoto Mpya, Mungu Asiye na Wakati.</text:p>
      <text:p text:style-name="Preformatted_20_Text"/>
      <text:p text:style-name="Preformatted_20_Text">ζ´. Κι ἐπειδή ῾ναι λαός Σου, Παιδί μου, διάταξε <text:s text:c="114"/>g'. Na kwa sababu wao ni watu Wako, Mtoto wangu, utaratibu</text:p>
      <text:p text:style-name="Preformatted_20_Text">μέσα ναρθοῦνε, γιὰ νὰ δοῦν <text:s text:c="135"/>wanaingia ndani kuona</text:p>
      <text:p text:style-name="Preformatted_20_Text">πλούσια ἀνέχεια, τίμια φτώχεια. <text:s text:c="130"/>umaskini tajiri, umaskini wa kweli.</text:p>
      <text:p text:style-name="Preformatted_20_Text">Ἐσένα τὸν Ἴδιο ἔχω δόξα καὶ καύχημα. γι᾿ αὐτὸ καὶ δὲν ντρέπομαι. <text:s text:c="97"/>Nina utukufu na fahari Kwako. ndio maana sioni aibu.</text:p>
      <text:p text:style-name="Preformatted_20_Text">Ἐσὺ εἶσαι ὀμορφιὰ καὶ στολίδι <text:s text:c="132"/>Wewe ni mrembo na kito</text:p>
      <text:p text:style-name="Preformatted_20_Text">τοῦ σπιτιοῦ καὶ ἐμένα. θέλησε τὸ νὰ μποῦνε. <text:s text:c="118"/>ya nyumba na mimi. alitaka waingie.</text:p>
      <text:p text:style-name="Preformatted_20_Text">δὲν μὲ νοιάζει ποὺ εἶναι ταπεινὰ ἐδῶ μέσα. <text:s text:c="119"/>Sijali kwamba ni mnyenyekevu humu ndani.</text:p>
      <text:p text:style-name="Preformatted_20_Text">ἀφοῦ Ἐσένα κρατάω σὰν θησαυρό, Ἐσένα ποὺ ἦρθαν βασιλεῖς γιὰ νὰ δοῦνε, <text:s text:c="92"/>kwa kuwa nakuweka kama hazina, Wewe ambaye wafalme walikuja kukuona,</text:p>
      <text:p text:style-name="Preformatted_20_Text">Βασιλεῖς καὶ Μάγοι ποὺ ἔμαθαν ὅτι ἐφάνης <text:s text:c="121"/>Wafalme na Mamajusi ambao walijifunza kwamba ulionekana</text:p>
      <text:p text:style-name="Preformatted_20_Text">Νέο Παιδί, ὁ Ἄχρονος Θεός.» Mtoto Mpya, Mungu Asiye na Wakati."</text:p>
      <text:p text:style-name="Preformatted_20_Text"/>
      <text:p text:style-name="Preformatted_20_Text">η´. Ὁ Ἰησοῦς ποὖναι στ᾿ ἀλήθεια καὶ Θεός μας <text:s text:c="117"/>ya. Yesu ni kweli na Mungu wetu</text:p>
      <text:p text:style-name="Preformatted_20_Text">ἀπάντησε νοερὰ στὴ σκέψι τῆς Μητέρας Του <text:s text:c="121"/>aliitikia mawazo ya Mama yake kimawazo</text:p>
      <text:p text:style-name="Preformatted_20_Text">καὶ εἶπε. «Βάλε μέσα αὐτούς, ποὺ μὲ μήνυμα ἔφερα. <text:s text:c="112"/>na akasema. "Weka ndani wale nilioleta na ujumbe.</text:p>
      <text:p text:style-name="Preformatted_20_Text">γιατὶ δικός μου ἄγγελος ἐφανερώθη σ᾿ αὐτοὺς ποὺ μὲ λαχτάρα μὲ ψάχνουν. <text:s text:c="91"/>kwa maana malaika wangu amewatokea wale wanaonitafuta kwa shauku.</text:p>
      <text:p text:style-name="Preformatted_20_Text">εἶναι μὲν ἄστρο κατὰ τὸ φαινόμενο <text:s text:c="128"/>yeye ni nyota kwa asili</text:p>
      <text:p text:style-name="Preformatted_20_Text">μὰ στὴν πραγματικότητα κάποια δύναμι ὑπερφυσική. <text:s text:c="113"/>lakini kwa kweli nguvu fulani isiyo ya kawaida.</text:p>
      <text:p text:style-name="Preformatted_20_Text">ἦρθε ἀντάμα μὲ τοὺς Μάγους γιατὶ Ἐμένα ὑπηρετεῖ <text:s text:c="114"/>njooni mbele ya Mamajusi kwa sababu mnanitumikia</text:p>
      <text:p text:style-name="Preformatted_20_Text">κι᾿ ἀκόμα στέκεται ἐκτελώντας τὸν προορισμό του <text:s text:c="114"/>na bado inasimama kutimiza kusudi lake</text:p>
      <text:p text:style-name="Preformatted_20_Text">καὶ δείχνει μὲ τὴ λάμψι τοῦ τὸν τόπο ποὺ γεννήθηκε <text:s text:c="111"/>na inaonyesha kwa mng'ao wake mahali ilipozaliwa</text:p>
      <text:p text:style-name="Preformatted_20_Text">Νέο Παιδί, ὁ Ἄχρονος Θεός. Mtoto Mpya, Mungu Asiye na Wakati.</text:p>
      <text:p text:style-name="Preformatted_20_Text"/>
      <text:p text:style-name="Preformatted_20_Text">θ´. Τώρα, λοιπόν, Ἁγία Κόρη, ὑποδέξου ἐκείνους ποὺ μὲ πίστεψαν. <text:s text:c="98"/>. Sasa, kwa hiyo, Binti Mtakatifu, uwapokee wale walioniamini.</text:p>
      <text:p text:style-name="Preformatted_20_Text">μ᾿ ἐκείνους βρίσκομαι στ᾿ ἀλήθεια ἔτσι ἀκριβῶς ὅπως στὴν ἀγκαλιά Σου μὲ κρατᾶς. <text:s text:c="82"/>pamoja nao najiona mimi niko katika haki, kama vile unavyonishikilia katika kumbatio Lako.</text:p>
      <text:p text:style-name="Preformatted_20_Text">κι ἀπὸ Σένα δὲν μάκρυνα καὶ μαζὶ μ᾿ αὐτοὺς ἦρθα.» <text:s text:c="112"/>na sikuondoka kwako na nimekuja pamoja nao."</text:p>
      <text:p text:style-name="Preformatted_20_Text">Κι ἀνοίγει Ἐκείνη τὴν πόρτα καὶ ὑποδέχεται τὴ συντροφιὰ τῶν Μάγων. <text:s text:c="95"/>Na anafungua mlango huo na kuwakaribisha wale mamajusi.</text:p>
      <text:p text:style-name="Preformatted_20_Text">ἀνοίγει θύρα ἡ ἀπαραβίαστη <text:s text:c="135"/>mlango usiovunjwa unafunguliwa</text:p>
      <text:p text:style-name="Preformatted_20_Text">Πύλη, τὴν ὁποία μονάχα ὁ Χριστὸς ἐδιάβηκε. <text:s text:c="119"/>Lango ambalo Kristo pekee alipitia.</text:p>
      <text:p text:style-name="Preformatted_20_Text">ἀνοίγει θύρα ἡ Θύρα ποὺ ἄνοιξε <text:s text:c="131"/>Mlango uliofunguliwa unafungua mlango</text:p>
      <text:p text:style-name="Preformatted_20_Text">καὶ δὲν ἔχασε καθόλου τῆς ἁγνείας τὸ θησαυρό. <text:s text:c="116"/>na hazina haikupoteza usafi wake hata kidogo.</text:p>
      <text:p text:style-name="Preformatted_20_Text">ἄνοιξε θύρα Αὐτή, ἀπ᾿ τὴν Ὁποία ἐγεννήθη Θύρα, <text:s text:c="115"/>fungua mlango huu, ambaye Mlango ulizaliwa kutoka kwake.</text:p>
      <text:p text:style-name="Preformatted_20_Text">Νέο Παιδί, ὁ Ἄχρονος Θεός. Mtoto Mpya, Mungu Asiye na Wakati.</text:p>
      <text:p text:style-name="Preformatted_20_Text"/>
      <text:p text:style-name="Preformatted_20_Text">ι´. καὶ οἱ Μάγοι ἀμέσως ἐτρέξανε σ τὴν κάμαρα <text:s text:c="116"/>. na mamajusi mara moja wakakimbilia chumbani</text:p>
      <text:p text:style-name="Preformatted_20_Text">καὶ καθὼς ἀντικρυσαν τὸ Χριστὸ τὰ ἔχασαν, γιατὶ εἴδανε <text:s text:c="107"/>na walipomwona Kristo waliipoteza, kwa sababu waliona</text:p>
      <text:p text:style-name="Preformatted_20_Text">τὴ Μητέρα του, τὸ Μνηστήρα Της. <text:s text:c="130"/>Mama yake, Mchumba wake.</text:p>
      <text:p text:style-name="Preformatted_20_Text">καὶ τρομαγμένοι εἴπανε: «Αὐτὸς εἶναι Παιδὶ δίχως καταγωγὴ ἀνθρώπινη, <text:s text:c="93"/>wakaogopa, wakasema: Huyu ni Mtoto asiye na asili ya mwanadamu.</text:p>
      <text:p text:style-name="Preformatted_20_Text">καὶ πῶς, Κόρη, τὸν Μνηστήρα <text:s text:c="134"/>na vipi, binti, Mchumba</text:p>
      <text:p text:style-name="Preformatted_20_Text">βλέπουμε ἀκόμη μέσα στὸ σπίτι Σου; <text:s text:c="127"/>bado tunaona ndani ya nyumba yako?</text:p>
      <text:p text:style-name="Preformatted_20_Text">Δὲν κατηγόρησαν τὴν ἐγκυμοσύνη Σου; <text:s text:c="126"/>Je, hawakulaumu mimba Yako?</text:p>
      <text:p text:style-name="Preformatted_20_Text">Μήπως παραξηγηθῆ ἡ συγκατοίκησι μίας καὶ βρίσκεται κοντά Σου ὁ Ἰωσήφ. <text:s text:c="92"/>Je, kukaa pamoja kwa mtu ni kutoeleweka na Yusuf yuko karibu Nawe?</text:p>
      <text:p text:style-name="Preformatted_20_Text">ἔχεις πολλοὺς ποὺ Σὲ φθονοῦν καὶ ψάχνουμε νὰ βροῦνε ποὺ γεννήθηκε <text:s text:c="96"/>una wengi wanaokuonea wivu na tunatafuta kupata ulikozaliwa</text:p>
      <text:p text:style-name="Preformatted_20_Text">Νέο Παιδί, ὁ Ἄχρονος Θεός.» Mtoto Mpya, Mungu Asiye na Wakati."</text:p>
      <text:p text:style-name="Preformatted_20_Text"/>
      <text:p text:style-name="Preformatted_20_Text">ια´. Ἀπάντησε στοὺς Μάγους ἡ Μαρία: «Νὰ σᾶς ἐξηγήσω <text:s text:c="110"/>. Mariamu akamjibu mamajusi: "Acha nikuelezee</text:p>
      <text:p text:style-name="Preformatted_20_Text">γιὰ ποιὸ λόγο κρατῶ τὸν Ἰωσὴφ στὸ σπίτι μου. <text:s text:c="117"/>kwa nini ninamweka Yusufu nyumbani kwangu.</text:p>
      <text:p text:style-name="Preformatted_20_Text">θέλω νὰ δίνη μαρτυρία σὲ ὅσους μὲ κατηγοροῦν. <text:s text:c="116"/>Nataka kutoa ushuhuda kwa wale wanaonishtaki.</text:p>
      <text:p text:style-name="Preformatted_20_Text">γιατὶ αὐτὸς θὰ ἀναφέρη ὅλα ἐκεῖνα ποὺ ἄκουσε γιὰ τὸ Παιδί μου. <text:s text:c="99"/>kwa sababu ataripoti yote aliyoyasikia kuhusu Mtoto wangu.</text:p>
      <text:p text:style-name="Preformatted_20_Text">ἀφοῦ καθὼς κοιμότανε εἶδε ἅγιο ἄγγελο <text:s text:c="124"/>kwani alipokuwa amelala aliona malaika mtakatifu</text:p>
      <text:p text:style-name="Preformatted_20_Text">νὰ τὸν ἐνημερώνη ἀπὸ πούθε ἔμεινα ἔγκυος, <text:s text:c="120"/>kumjulisha mahali nilipopata mimba,</text:p>
      <text:p text:style-name="Preformatted_20_Text">ἀστραφτερὴ μορφὴ τὸν προβληματισμένο Ἰωσὴφ <text:s text:c="119"/>umbo lenye kung'aa la Yusufu aliyefadhaika</text:p>
      <text:p text:style-name="Preformatted_20_Text">ἐπληροφόρησε τὴ νύχτα πάνω σε ὅσα τὸν ἐστενοχώραγαν. <text:s text:c="109"/>alijulisha usiku juu ya yote yaliyomsumbua.</text:p>
      <text:p text:style-name="Preformatted_20_Text">γι᾿ αὐτὸ κι εἶναι μαζί μου ὁ Ἰωσήφ, γιὰ νὰ δηλώνη ὅτι <text:s text:c="108"/>ndiyo maana Yusufu yuko pamoja nami, kutangaza hilo</text:p>
      <text:p text:style-name="Preformatted_20_Text">ἔγινε πραγματικὰ <text:s text:c="145"/>ilitokea kweli</text:p>
      <text:p text:style-name="Preformatted_20_Text">Νέο Παιδί, ὁ Ἄχρονος Θεός. Mtoto Mpya, Mungu Asiye na Wakati.</text:p>
      <text:p text:style-name="Preformatted_20_Text"/>
      <text:p text:style-name="Preformatted_20_Text">ιβ´. Ὁλοκάθαρα λέει ὅλα τὰ ὅσα ἄκουσε. <text:s text:c="123"/>l'. Anasema wazi kila alichosikia.</text:p>
      <text:p text:style-name="Preformatted_20_Text">περίτρανα διαλαλεῖ ὅσα ὁ ἴδιος εἶδε <text:s text:c="126"/>peritrana anashangaa alichokiona yeye mwenyewe</text:p>
      <text:p text:style-name="Preformatted_20_Text">σὲ οὐρανὸ καὶ γῆς. <text:s text:c="143"/>mbinguni na duniani.</text:p>
      <text:p text:style-name="Preformatted_20_Text">τὰ σχετικὰ μὲ τοὺς τσοπάνηδες, τὸ πὼς ἐδοξολόγησαν οἱ <text:s text:c="108"/>mambo yanayohusiana na wachungaji, ambayo yalitukuzwa na</text:p>
      <text:p text:style-name="Preformatted_20_Text">ἄγγελοι μὲ τοὺς ἀνθρώπους. <text:s text:c="135"/>malaika pamoja na wanadamu.</text:p>
      <text:p text:style-name="Preformatted_20_Text">γιὰ σᾶς τοὺς Μάγους ὅτι εἴχατε μπροστὰ στὸ δρόμο σας <text:s text:c="109"/>kwa ajili yenu mamajusi kwa sababu mlitangulia njiani</text:p>
      <text:p text:style-name="Preformatted_20_Text">ἄστρο ποὺ ἔφεγγε καὶ σᾶς ὁδηγοῦσε. <text:s text:c="127"/>nyota iliyozuka na kukuongoza.</text:p>
      <text:p text:style-name="Preformatted_20_Text">Γι᾿ αὐτὸ ἀφῆστε τὰ παραπάνω <text:s text:c="134"/>Kwa hiyo, kuondoka hapo juu</text:p>
      <text:p text:style-name="Preformatted_20_Text">καὶ ἐξιστορῆστε μας αὐτὰ ποὺ τώρα σᾶς συνέβησαν. <text:s text:c="113"/>na utuambie kilichokupata sasa.</text:p>
      <text:p text:style-name="Preformatted_20_Text">ἀπὸ ποῦ ἤρθατε καὶ πῶς ἐκαταλάβατε ὅτι φάνηκε <text:s text:c="116"/>umetoka wapi na ulijuaje kuwa imeonekana</text:p>
      <text:p text:style-name="Preformatted_20_Text">Νέο Παιδί, ὁ Ἄχρονος Θεός.» Mtoto Mpya, Mungu Asiye na Wakati."</text:p>
      <text:p text:style-name="Preformatted_20_Text"/>
      <text:p text:style-name="Preformatted_20_Text">ιγ´. Κι ὅταν εἶπεν αὐτὰ στοὺς Μάγους ἡ Ὁλόφωτη, <text:s text:c="114"/>m'. Na Olofote alipowaambia mamajusi haya,</text:p>
      <text:p text:style-name="Preformatted_20_Text">οἱ λύχνοι τῆς Ἀνατολῆς σ᾿ Ἐκείνην ἀπαντήσανε. <text:s text:c="116"/>nuru za Mashariki zilimjibu.</text:p>
      <text:p text:style-name="Preformatted_20_Text">«Θέλεις νὰ μάθης ἐδῶ πῶς εὑρεθήκαμε; <text:s text:c="125"/>“Unataka kujua tumefikaje hapa?</text:p>
      <text:p text:style-name="Preformatted_20_Text">Ἀπὸ τὴ χώρα τῶν Χαλδαίων, ὅπου δὲν παραδέχονται ὅτι <text:s text:c="110"/>Kutoka katika nchi ya Wakaldayo, ambapo hawakubali hilo</text:p>
      <text:p text:style-name="Preformatted_20_Text">ὁ Κύριος εἶναι ὁ “Θεὸς τῶν θεών” <text:s text:c="129"/>Bwana ni "Mungu wa miungu"</text:p>
      <text:p text:style-name="Preformatted_20_Text">ἀπὸ τὴ Βαβυλώνα ὅπου δὲν ξέρουνε <text:s text:c="129"/>kutoka Babeli ambako hawajui</text:p>
      <text:p text:style-name="Preformatted_20_Text">ποιὸς ἐφτίαξε ἐκεῖνα ποὺ λατρεύουν. <text:s text:c="126"/>aliyewaumba waabuduo.</text:p>
      <text:p text:style-name="Preformatted_20_Text">ἀπὸ ἐκεῖ ἦρθε καὶ μᾶς παρέλαβε <text:s text:c="131"/>kutoka huko akaja na kutupokea</text:p>
      <text:p text:style-name="Preformatted_20_Text">τὸ Φῶς τοῦ Παιδιοῦ Σου ἀπὸ τὴν πυρολατρεία τῶν Περσῶν. <text:s text:c="107"/>Nuru ya Mtoto wako kutoka kwa ibada ya moto ya Waajemi.</text:p>
      <text:p text:style-name="Preformatted_20_Text">ἀφήσαμε τὴ φωτιὰ ποὺ ὅλα τὰ ἐξαφανίζει κι ἀντικρύζουμε <text:s text:c="107"/>tuliacha moto unaoharibu kila kitu na tunakabiliana nayo</text:p>
      <text:p text:style-name="Preformatted_20_Text">Φωτιὰ ποὺ δροσίζει, <text:s text:c="142"/>Moto unaopoa,</text:p>
      <text:p text:style-name="Preformatted_20_Text">Νέο Παιδί, τὸν Ἄχρονο Θεό. Mtoto Mpya, Mungu Asiye na Wakati.</text:p>
      <text:p text:style-name="Preformatted_20_Text"/>
      <text:p text:style-name="Preformatted_20_Text">ιδ´. Ματαιότης ματαιοτήτων εἶναι ὅλα. <text:s text:c="124"/>. Yote ni ubatili mtupu.</text:p>
      <text:p text:style-name="Preformatted_20_Text">μὰ κανεὶς ἀνάμεσά μας δὲν ὑπάρχει ποὺ νὰ τὸ παραδέχεται. <text:s text:c="105"/>lakini hakuna miongoni mwetu ambaye angekubali.</text:p>
      <text:p text:style-name="Preformatted_20_Text">γιατὶ ἄλλοι μὲν πλανοῦν κι ἄλλοι εἶναι πλανεμένοι. <text:s text:c="111"/>kwa sababu wengine wananidanganya na wengine wanadanganywa.</text:p>
      <text:p text:style-name="Preformatted_20_Text">Γι᾿ αὐτό, Παρθένε, εὐχαριστοῦμε τὸ Γιό Σου ποὺ μᾶς ἐλευθέρωσε <text:s text:c="100"/>Kwa hiyo, Bikira, tunamshukuru Mwanao aliyetuweka huru</text:p>
      <text:p text:style-name="Preformatted_20_Text">ὄχι μονάχα ἀπ᾿ τὴ πλάνη ἀλλὰ καὶ ἀπὸ κάθε κακὸ <text:s text:c="115"/>si tu kutokana na upotovu bali pia kutokana na kila uovu</text:p>
      <text:p text:style-name="Preformatted_20_Text">σ᾿ ὅλες τὶς χῶρες ποὺ διατρέξαμε, <text:s text:c="128"/>katika nchi zote tulizopitia,</text:p>
      <text:p text:style-name="Preformatted_20_Text">ἀπὸ ἔθνη βάρβαρα, ἀπὸ γλῶσσες ἄγνωστες, <text:s text:c="122"/>kutoka mataifa ya wasomi, kutoka lugha zisizojulikana,</text:p>
      <text:p text:style-name="Preformatted_20_Text">καθὼς ἐπερπατούσαμε στὴ γῆ καὶ τὴν ἐψάχναμε <text:s text:c="118"/>tulipokuwa tukitembea duniani na kuitafuta</text:p>
      <text:p text:style-name="Preformatted_20_Text">ἔχοντας τὸ ἄστρο γιὰ λυχνάρι καὶ μὲ λαχτάρα <text:s text:c="118"/>kuwa na nyota kama taa na kwa kutamani</text:p>
      <text:p text:style-name="Preformatted_20_Text">ἐζητούσαμε τὸ ποὺ γεννήθηκε <text:s text:c="134"/>tulikuwa tukitafuta kilichozaliwa</text:p>
      <text:p text:style-name="Preformatted_20_Text">Νέο Παιδί, ὁ Ἄχρονος Θεός. Mtoto Mpya, Mungu Asiye na Wakati.</text:p>
      <text:p text:style-name="Preformatted_20_Text"/>
      <text:p text:style-name="Preformatted_20_Text">ιε´. Μὲ ὁδηγὸ ὡστόσο αὐτὸ τὸ ἄστρινο λυχνάρι, <text:s text:c="116"/>ndio Kuongozwa na taa hii ya nyota,</text:p>
      <text:p text:style-name="Preformatted_20_Text">ὁλόκληρη τὴν Ἱερουσαλὴμ περιδιαβάσαμε <text:s text:c="124"/>tulifunika Yerusalemu yote</text:p>
      <text:p text:style-name="Preformatted_20_Text">καὶ πραγματοποιήσαμε στὰ σίγουρα τὰ προφητικὰ λόγια. <text:s text:c="109"/>na hakika tuliyatimiza maneno ya unabii.</text:p>
      <text:p text:style-name="Preformatted_20_Text">Ἀκούσαμε δηλαδὴ ὅτι ἀπείλησε ὁ Θεὸς πὼς θὰ τῆς κάνῃ ἔρευνα. <text:s text:c="102"/>Tulisikia kwamba Mungu alitishia kumchunguza.</text:p>
      <text:p text:style-name="Preformatted_20_Text">κι ἐρχόμαστε ἕνα γύρο μὲ τὸ λυχνάρι <text:s text:c="126"/>na tunazunguka na taa</text:p>
      <text:p text:style-name="Preformatted_20_Text">θέλοντας γιὰ νὰ βροῦμε τοῦ Θεοῦ τὴν Δωρεά. <text:s text:c="119"/>kutaka kupata Karama ya Mungu.</text:p>
      <text:p text:style-name="Preformatted_20_Text">μὰ δὲν τὴν βρήκαμε γιατὶ ἐπάρθηκε <text:s text:c="128"/>lakini hatukuipata kwa sababu ilichukuliwa</text:p>
      <text:p text:style-name="Preformatted_20_Text">ἡ κιβωτὸς τῆς μαζὶ μὲ ὅλα ὅσα βάσταγε προτερινὰ καλά. <text:s text:c="108"/>safina yake pamoja na yote aliyobeba vizuri hapo awali.</text:p>
      <text:p text:style-name="Preformatted_20_Text">τὰ παλιὰ ἐπεράσανε. ἀφοῦ ὅλα τὰ ἀνακαίνισε <text:s text:c="119"/>yaliyopita yamepita. kwani alikarabati kila kitu</text:p>
      <text:p text:style-name="Preformatted_20_Text">Νέο Παιδί, ὁ Ἄχρονος Θεός.» <text:s text:c="134"/>Mtoto Mpya, Mungu Asiye na Wakati."</text:p>
      <text:p text:style-name="Preformatted_20_Text">ιστ´. «Ἀλήθεια», ἀπάντησε ἡ Μαρία στοὺς πιστοὺς Μάγους, <text:s text:c="106"/>mtandao "Kweli," Mariamu akajibu kwa mamajusi waaminifu,</text:p>
      <text:p text:style-name="Preformatted_20_Text">«ὅλη τὴν Ἱερουσαλὴμ περιδιαβάσατε, <text:s text:c="127"/>“Mmeuzunguka Yerusalemu yote,</text:p>
      <text:p text:style-name="Preformatted_20_Text">τὴν πόλι ποὺ σκοτώνει τοὺς προφῆτες; <text:s text:c="125"/>mji unaowaua manabii?</text:p>
      <text:p text:style-name="Preformatted_20_Text">Καὶ πῶς ἀνενόχλητα διατρέξατε αὐτὴν ποὺ ὅλους τοὺς φθονεῖ; <text:s text:c="103"/>Na ulikimbiaje bila usumbufu kupitia kwake ambaye ni wivu wa wote?</text:p>
      <text:p text:style-name="Preformatted_20_Text">Πῶς πάλι τοῦ Ἡρώδη ἐξεφύγατε <text:s text:c="133"/>Ulimtoroshaje Herode tena?</text:p>
      <text:p text:style-name="Preformatted_20_Text">ποὺ ἔχει μέσα στὴν καρδιά του κι᾿ ἀναπνεύει φόνους ἀντὶ γιὰ νόμους;» <text:s text:c="93"/>ni nani aliye ndani ya moyo wake na anayepumua mauaji badala ya sheria?'</text:p>
      <text:p text:style-name="Preformatted_20_Text">Κι ἐκεῖνοι λένε πρὸς Αὐτήν. «Κόρη, <text:s text:c="127"/>Nao wakamwambia. "Binti,</text:p>
      <text:p text:style-name="Preformatted_20_Text">δὲν τοῦ κρυφτήκαμε ἀλλὰ τὸν ξεγελάσαμε. <text:s text:c="122"/>hatukujificha kwake, bali tulimdanganya.</text:p>
      <text:p text:style-name="Preformatted_20_Text">ἐμιλήσαμε μ᾿ ὅλους ῥωτώντας ποὺ γεννήθηκε <text:s text:c="120"/>tulizungumza na kila mtu akiuliza alizaliwa wapi</text:p>
      <text:p text:style-name="Preformatted_20_Text">Νέο Παιδί, ὁ Ἄχρονος Θεός.» Mtoto Mpya, Mungu Asiye na Wakati."</text:p>
      <text:p text:style-name="Preformatted_20_Text"/>
      <text:p text:style-name="Preformatted_20_Text">ιζ´. Ὅταν ἄκουσεν αὐτὰ ἡ Θεοτόκος ἀπ᾿ τοὺς Μάγους, <text:s text:c="111"/>iz'. Bikira aliposikia haya kutoka kwa Mamajusi,</text:p>
      <text:p text:style-name="Preformatted_20_Text">τότε εἶπε σ᾿ αὐτούς. «Τί σᾶς ἐρώτησε <text:s text:c="125"/>kisha akawaambia. "Alikuuliza nini?</text:p>
      <text:p text:style-name="Preformatted_20_Text">ὁ βασιλιὰς Ἡρώδης καθὼς καὶ οἱ Φαρισαῖοι;» <text:s text:c="119"/>Mfalme Herode na Mafarisayo?"</text:p>
      <text:p text:style-name="Preformatted_20_Text">«Ὁ Ἡρώδης πρῶτα καὶ μετά, ὅπως τόπες, οἱ ἄρχοντες τοῦ Ἔθνους Σου <text:s text:c="97"/>"Herode kwanza na kisha, kama Topes, watawala wa Taifa lako</text:p>
      <text:p text:style-name="Preformatted_20_Text">προσπάθησαν νὰ ἐξακριβώσουν ἀπὸ μᾶς <text:s text:c="126"/>walijaribu kujua kutoka kwetu</text:p>
      <text:p text:style-name="Preformatted_20_Text">τὸ χρόνο αὐτοῦ του ἄστρου ποὺ τώρα φαίνεται. <text:s text:c="117"/>wakati wa nyota hii ambayo sasa inaonekana.</text:p>
      <text:p text:style-name="Preformatted_20_Text">κι ἀφοῦ τὸ διαπίστωσαν, χωρὶς νὰ καταλάβουνε τὸ θαῦμα, <text:s text:c="107"/>na baada ya kujua, bila kuelewa muujiza huo,</text:p>
      <text:p text:style-name="Preformatted_20_Text">δὲν ἐλαχτάρησαν νὰ δοῦν Αὐτὸν ποὺ ψάξανε νὰ μάθουν, <text:s text:c="110"/>hawakutamani kumwona yule waliyemtafuta kumjua.</text:p>
      <text:p text:style-name="Preformatted_20_Text">γιατὶ σὲ ὅσους ἐρευνοῦν φανερώνεται <text:s text:c="126"/>kwa sababu imefunuliwa kwa wanaochunguza</text:p>
      <text:p text:style-name="Preformatted_20_Text">Νέο Παιδί, ὁ Ἄχρονος Θεός. Mtoto Mpya, Mungu Asiye na Wakati.</text:p>
      <text:p text:style-name="Preformatted_20_Text"/>
      <text:p text:style-name="Preformatted_20_Text">ιη´. Μᾶς πέρασαν γιὰ ἄφρονες οἱ ἄμυαλοι, <text:s text:c="121"/>h'. Tulichukuliwa kuwa wajinga na wasio na akili,</text:p>
      <text:p text:style-name="Preformatted_20_Text">καὶ μᾶς ῥωτοῦσαν “ἀπὸ ποῦ καὶ πότε ἤρθατε; <text:s text:c="119"/>wakatuuliza "umetoka wapi na lini?"</text:p>
      <text:p text:style-name="Preformatted_20_Text">πῶς δρόμους ἄγνωστους περάσατε;” <text:s text:c="129"/>ulivukaje barabara zisizojulikana?"</text:p>
      <text:p text:style-name="Preformatted_20_Text">Κι ἐμεῖς μὲ τὴ σειρά μας τοὺς ῥωτήσαμε νά μας <text:s text:c="116"/>Na sisi, kwa upande wake, tuliwauliza kuhusu sisi</text:p>
      <text:p text:style-name="Preformatted_20_Text">ἀπαντήσουν μὲ βάση αὐτὸ ποὺ ξέρανε. <text:s text:c="126"/>jibu kulingana na wanachojua.</text:p>
      <text:p text:style-name="Preformatted_20_Text">Ἐσεῖς παλιὰ πῶς βρήκατε τὸ δρόμο <text:s text:c="129"/>Ulipataje njia yako wakati huo?</text:p>
      <text:p text:style-name="Preformatted_20_Text">στὴν ἀπέραντη ἔρημο ποὺ περάσατε; <text:s text:c="128"/>katika jangwa kubwa ulilopita?</text:p>
      <text:p text:style-name="Preformatted_20_Text">Ἐκεῖνος ποὺ ὁδήγησε τοὺς Ἑβραίους ἀπ᾿ τὴν Αἴγυπτο, <text:s text:c="111"/>Aliyewaongoza Wayahudi kutoka Misri,</text:p>
      <text:p text:style-name="Preformatted_20_Text">ὁ Ἴδιος καὶ τώρα ἔφερε κοντά Του τοὺς Χαλδαίους, <text:s text:c="113"/>Naye sasa akawaleta Wakaldayo kwake;</text:p>
      <text:p text:style-name="Preformatted_20_Text">τότε μὲ φωτεινὸ στύλο καὶ τώρα μ᾿ ἄστρο ποὺ ἔδειχνε <text:s text:c="110"/>kisha kwa nguzo angavu na sasa na nyota inayoelekeza</text:p>
      <text:p text:style-name="Preformatted_20_Text">Νέο Παιδί, τὸν Ἄχρονο Θεό. Mtoto Mpya, Mungu Asiye na Wakati.</text:p>
      <text:p text:style-name="Preformatted_20_Text"/>
      <text:p text:style-name="Preformatted_20_Text">ιθ´. Τ᾿ ἀστέρι παντοῦ μπροστά μας πορευότανε <text:s text:c="117"/>. Nyota ilikuwa ikitembea kila mahali mbele yetu</text:p>
      <text:p text:style-name="Preformatted_20_Text">ὅπως σὲ σᾶς ὁ Μωυσῆς μὲ τὸ ῥαβδὶ στὸ χέρι, <text:s text:c="119"/>kama wewe Musa akiwa na fimbo mkononi mwake.</text:p>
      <text:p text:style-name="Preformatted_20_Text">σκορπίζοντας ἀνάργυρά της θεογνωσίας τὸ φῶς. <text:s text:c="117"/>kueneza fedha ya theognosis mwanga.</text:p>
      <text:p text:style-name="Preformatted_20_Text">Ἐσᾶς παλιὰ τὸ μάννα ἐχόρτασε καὶ σᾶς ξεδίψασεν ἡ πέτρα. <text:s text:c="106"/>Mana iliwahi kukulisha na jiwe likakata kiu yako.</text:p>
      <text:p text:style-name="Preformatted_20_Text">ἐμᾶς ἡ ἐλπίδα τοῦ ἄστρου ἐμψύχωσε. <text:s text:c="127"/>tumaini la nyota lilituhuisha.</text:p>
      <text:p text:style-name="Preformatted_20_Text">ἀπ᾿ τὴ χαρὰ τοῦ ἐχορταίναμε <text:s text:c="134"/>tulishukuru kwa furaha yake</text:p>
      <text:p text:style-name="Preformatted_20_Text">καὶ στὴν Περσία νὰ γυρίσουμε, <text:s text:c="132"/>na kurudi Uajemi,</text:p>
      <text:p text:style-name="Preformatted_20_Text">μίας κι ἦταν δύσκολος ὁ δρόμος, οὔτε ποὺ βάλαμε στὸ νοῦ μας, <text:s text:c="101"/>kwa kuwa barabara ilikuwa ngumu, hata kile tulichoweka akilini mwetu,</text:p>
      <text:p text:style-name="Preformatted_20_Text">ἀφοῦ νὰ δοῦμε λαχταρούσαμε, νὰ προσκυνήσουμε καὶ νὰ δοξάσουμε <text:s text:c="100"/>baada ya kuona tunatamani kuabudu na kutukuza</text:p>
      <text:p text:style-name="Preformatted_20_Text">Νέο Παιδί, τὸν Ἄχρονο Θεό”.» Mtoto Mpya, Mungu Asiye na Wakati".</text:p>
      <text:p text:style-name="Preformatted_20_Text"/>
      <text:p text:style-name="Preformatted_20_Text">κ´. Οἱ Μάγοι οἱ σοφοὶ αὐτὰ ἐλέγανε. <text:s text:c="126"/>K. Wenye hekima walisema hivi.</text:p>
      <text:p text:style-name="Preformatted_20_Text">κι ἡ Κόρη ἡ Σεμνὴ ὅλα τὰ ἐπισφράγιζε <text:s text:c="125"/>na Binti Mpole alitia muhuri kila kitu</text:p>
      <text:p text:style-name="Preformatted_20_Text">καὶ τὸ Βρέφος ἐπικύρωνε καὶ τῶν δύο μερῶν τὰ λεγόμενα. <text:s text:c="107"/>Na Mtoto mchanga akathibitisha maneno ya pande zote mbili.</text:p>
      <text:p text:style-name="Preformatted_20_Text">τῆς μὲν Παναγίας ἐφύλαξε ἀπείραχτη τὴ μήτρα μετὰ τὴν κυοφορία, <text:s text:c="99"/>wa Mama wa Mungu aliweka tumbo la uzazi baada ya ujauzito,</text:p>
      <text:p text:style-name="Preformatted_20_Text">τῶν δὲ Μάγων ἔκαμε, μετὰ τὸν ἐρχομό, <text:s text:c="125"/>lakini kwa Mamajusi tuliwafanya baada ya kuja.</text:p>
      <text:p text:style-name="Preformatted_20_Text">ξεκούραστο τὸν νοῦ ὅπως τὰ βήματα. <text:s text:c="127"/>pumzisha akili kama hatua.</text:p>
      <text:p text:style-name="Preformatted_20_Text">γιατὶ κανένας τοὺς κούραση δὲν ἐνοίωσε <text:s text:c="123"/>kwa sababu hakuna aliyehisi uchovu wao</text:p>
      <text:p text:style-name="Preformatted_20_Text">ὅπως δὲν ἐκουράστηκε ὁ Ἀββακοὺμ ποὺ πῆγε στὸν Δανιήλ. <text:s text:c="108"/>kwani Habakuki hakuchoka aliyekwenda kwa Danieli.</text:p>
      <text:p text:style-name="Preformatted_20_Text">ἀφοῦ Ἐκεῖνος ποὺ ἐφάνηκε στοὺς προφῆτες, ὁ Ἴδιος <text:s text:c="113"/>kwani Yeye aliyewatokea manabii, Mwenyewe</text:p>
      <text:p text:style-name="Preformatted_20_Text">φανερώθη καὶ στοὺς Μάγους, <text:s text:c="135"/>akawatokea mamajusi,</text:p>
      <text:p text:style-name="Preformatted_20_Text">Νέο Παιδί, ὁ Ἄχρονος Θεός. Mtoto Mpya, Mungu Asiye na Wakati.</text:p>
      <text:p text:style-name="Preformatted_20_Text"/>
      <text:p text:style-name="Preformatted_20_Text">κα´. Ὕστερα ἀπ᾿ αὐτὲς ὅλες τὶς διηγήσεις <text:s text:c="121"/>Bi. Mbali na hadithi hizi zote fupi</text:p>
      <text:p text:style-name="Preformatted_20_Text">πῆραν τὰ Δῶρα οἱ Μάγοι στὰ χέρια τους καὶ προσκύνησαν <text:s text:c="108"/>Mamajusi walichukua Zawadi mikononi mwao na kusujudu</text:p>
      <text:p text:style-name="Preformatted_20_Text">τὴν Πηγὴ ὅλων τῶν δώρων καὶ ὅλων τῶν ἀρωμάτων <text:s text:c="116"/>Chanzo cha zawadi zote na manukato yote</text:p>
      <text:p text:style-name="Preformatted_20_Text">κι ὕστερα πρόσφεραν στὸν Χριστὸ χρυσάφι, σμύρνα καὶ λιβάνι <text:s text:c="103"/>na kisha wakamtolea Kristo dhahabu, manemane na ubani</text:p>
      <text:p text:style-name="Preformatted_20_Text">λέγοντας. «Δέξου δῶρο τριπλό, <text:s text:c="132"/>akisema. "Kubali zawadi tatu,</text:p>
      <text:p text:style-name="Preformatted_20_Text">ὅπως δέχεσαι ἀπὸ τὰ Σεραφεὶμ τὸν Τρισάγιο ὕμνο. <text:s text:c="114"/>kama unavyopokea kutoka kwa Maserafi Wimbo wa Tatu.</text:p>
      <text:p text:style-name="Preformatted_20_Text">μὴν τὰ περιφρονήσης ὅπως τὰ δῶρα τοῦ Κάϊν, <text:s text:c="119"/>usidharau kama zawadi za Kaini,</text:p>
      <text:p text:style-name="Preformatted_20_Text">ἀλλὰ δέξου τὰ μὲ εὐχαρίστηση ὅπως τοῦ Ἄβελ τὴν προσφορά, <text:s text:c="105"/>lakini uwapokee kwa furaha kama sadaka ya Habili.</text:p>
      <text:p text:style-name="Preformatted_20_Text">μὲ τὶς πρεσβεῖες Ἐκείνης ποὺ Σ᾿ ἐγέννησε κι ἔγινε <text:s text:c="112"/>pamoja na balozi za Yeye aliyekuzaa na akawa Wewe</text:p>
      <text:p text:style-name="Preformatted_20_Text">αἰτία νάρθης κοντά μας <text:s text:c="139"/>kwa sababu uko karibu nasi</text:p>
      <text:p text:style-name="Preformatted_20_Text">Νέο Παιδί, ὁ Ἄχρονος Θεός.» <text:s text:c="134"/>Mtoto Mpya, Mungu Asiye na Wakati."</text:p>
      <text:p text:style-name="Preformatted_20_Text">κβ´. Βλέποντας τώρα ἡ Ἀψεγάδιαστη δῶρα πρωτότυπα καὶ ὄμορφα <text:s text:c="102"/>kv'. Kuona sasa kwamba Wasio na Kasoro hutoa zawadi asili na nzuri</text:p>
      <text:p text:style-name="Preformatted_20_Text">οἱ Μάγοι στὰ χέρια νὰ βαστᾶνε καὶ κάτω νὰ πέφτουν καὶ νὰ προσκυνοῦν <text:s text:c="94"/>Mamajusi mikononi mwao kusimama na kushuka chini na kuanguka na kuabudu</text:p>
      <text:p text:style-name="Preformatted_20_Text">ἀστέρι νὰ δείχνῃ, βοσκοὺς νὰ δοξάζουν, <text:s text:c="123"/>nyota kuelekeza, wachungaji wa kutukuza,</text:p>
      <text:p text:style-name="Preformatted_20_Text">ὅλων αὐτῶν τὸν Πλάστη καὶ Δημιουργὸ ἱκέτευε καὶ ἔλεγε. <text:s text:c="107"/>Aliomba na kumwambia Muumba na Muumba wa vyote.</text:p>
      <text:p text:style-name="Preformatted_20_Text">«Παιδί μου, Σὺ ποὺ δέχτηκες τρία δῶρα, <text:s text:c="123"/>"Mwanangu, wewe uliyepokea zawadi tatu,</text:p>
      <text:p text:style-name="Preformatted_20_Text">τρεῖς χάρες θέλω νὰ κάνῃς σὲ μένα ποὺ Σ᾿ ἐγέννησα. <text:s text:c="111"/>Nataka unifanyie neema tatu mimi niliyekuzaa.</text:p>
      <text:p text:style-name="Preformatted_20_Text">Σὲ παρακαλῶ δῶσε καλοὺς ἀέρες, <text:s text:c="131"/>Tafadhali nipe hewa nzuri,</text:p>
      <text:p text:style-name="Preformatted_20_Text">καλοὺς καρποὺς στὴ γῆ καὶ φύλαγε τοὺς ἀνθρώπους. <text:s text:c="113"/>matunda mazuri duniani na kulinda watu.</text:p>
      <text:p text:style-name="Preformatted_20_Text">Συμφιλιώσου μὲ ὅλους γιὰ χάρη μου, γιατὶ ἐγεννήθης <text:s text:c="111"/>Patanisha na wote kwa ajili yangu, kwa kuwa ulizaliwa</text:p>
      <text:p text:style-name="Preformatted_20_Text">Νέο Παιδί, ὁ Ἄχρονος Θεός. Mtoto Mpya, Mungu Asiye na Wakati.</text:p>
      <text:p text:style-name="Preformatted_20_Text"/>
      <text:p text:style-name="Preformatted_20_Text">κγ´. Εἶναι ἀλήθεια, Σωτῆρα μου Εὔσπλαχνε, πὼς δὲν εἶμαι <text:s text:c="106"/>Bi. Ni kweli, Mwokozi wangu, Mwenye Rehema, kwamba mimi siye</text:p>
      <text:p text:style-name="Preformatted_20_Text">μονάχα δική Σου Μητέρα. <text:s text:c="138"/>Mama yako pekee.</text:p>
      <text:p text:style-name="Preformatted_20_Text">οὔτε χωρὶς σκοπὸ σὲ θηλάζω Ἐσένα ποὺ τὸ γάλα χορηγεῖς. <text:s text:c="107"/>wala sikunyonyeshi bila kusudi Wewe mwenye kutoa maziwa.</text:p>
      <text:p text:style-name="Preformatted_20_Text">ἀλλὰ γιὰ ὅλους Ἐγὼ θερμὰ Σὲ ἱκετεύω. <text:s text:c="125"/>lakini kwa wote nakuomba sana.</text:p>
      <text:p text:style-name="Preformatted_20_Text">μὲ ἔκανε στόμα καὶ καύχημα ὅλου του γένους μου. <text:s text:c="114"/>alinifanya kuwa kinywa na majigambo ya aina yangu yote.</text:p>
      <text:p text:style-name="Preformatted_20_Text">γιατὶ ἐμένα ἔχει ἡ οἰκουμένη Σου <text:s text:c="129"/>kwa sababu ufalme wako una mimi</text:p>
      <text:p text:style-name="Preformatted_20_Text">προστασία πανίσχυρη, καταφύγιο καὶ στήριγμα. <text:s text:c="117"/>ulinzi mkubwa, malazi na msaada.</text:p>
      <text:p text:style-name="Preformatted_20_Text">ἐμένα κοιτάζουν οἱ ἐξόριστοι <text:s text:c="133"/>Wahamishwa wananitazama</text:p>
      <text:p text:style-name="Preformatted_20_Text">τοῦ παραδείσου τῆς ἀπόλαυσης, γιατὶ τοὺς ἐπαναφέρω καὶ τοὺς κάνω <text:s text:c="97"/>ya pepo ya raha, kwa kuwa ninawarudisha na kuwafanya</text:p>
      <text:p text:style-name="Preformatted_20_Text">νὰ αἰσθανθοῦνε ὅλα τὰ καλὰ μὲ ὄργανο ἐμένα ποὺ ἐγέννησα <text:s text:c="106"/>kuhisi mambo yote mazuri kupitia mimi niliyejifungua</text:p>
      <text:p text:style-name="Preformatted_20_Text">Νέο Παιδί, τὸν Ἄχρονο Θεό. Mtoto Mpya, Mungu Asiye na Wakati.</text:p>
      <text:p text:style-name="Preformatted_20_Text"/>
      <text:p text:style-name="Preformatted_20_Text">κδ´. Σωτῆρα μου, σῶσε τὸν κόσμο· ἀφοῦ γι᾿ αὐτὸ ἦρθες στὴ γῆ. <text:s text:c="101"/>. Mwokozi wangu, okoa ulimwengu; kwa sababu hiyo ulikuja duniani.</text:p>
      <text:p text:style-name="Preformatted_20_Text">κάμε νὰ ἐπικρατήσουν ὅλα τὰ δικά Σου· ἀφοῦ γιὰ τοῦτο φάνηκες <text:s text:c="101"/>wachukue Wako wote, kwa kuwa Wewe ulitokea kwa ajili ya hayo</text:p>
      <text:p text:style-name="Preformatted_20_Text">σὲ μένα καὶ στοὺς Μάγους καὶ σ᾿ ὅλη τὴν κτίση. <text:s text:c="115"/>kwangu mimi na kwa Mamajusi na kwa viumbe vyote.</text:p>
      <text:p text:style-name="Preformatted_20_Text">κοίταξε νὰ οἱ Μάγοι, ποὺ τοὺς ἔδειξες τὸ φῶς τοῦ Προσώπου Σου, <text:s text:c="99"/>tazama wale mamajusi, uliowaonyesha nuru ya uso wako,</text:p>
      <text:p text:style-name="Preformatted_20_Text">Σὲ προσκυνοῦν καὶ δῶρα Σοῦ προσφέρουν <text:s text:c="124"/>Wanakuabudu na kukupa zawadi</text:p>
      <text:p text:style-name="Preformatted_20_Text">χρήσιμα κι ὄμορφα καὶ πολὺ ἀπαραίτητα. <text:s text:c="123"/>muhimu na nzuri na muhimu sana.</text:p>
      <text:p text:style-name="Preformatted_20_Text">ἀφοῦ ἐτοῦτα χρειάζομαι, ἐπειδὴ ἑτοιμάζομαι <text:s text:c="119"/>kwani hiki ndicho ninachohitaji, kwa sababu ninajiandaa</text:p>
      <text:p text:style-name="Preformatted_20_Text">στὴν Αἴγυπτο νὰ ταξιδέψω καὶ νὰ φύγω μὲ Σένα, γιὰ Σένα, <text:s text:c="106"/>kwenda Misri ili kusafiri na kuondoka pamoja nawe, kwa ajili yako,</text:p>
      <text:p text:style-name="Preformatted_20_Text">Ὁδηγέ μου, Υἱέ μου, Πλάστη μου, Λυτρωτή μου, <text:s text:c="117"/>Kiongozi wangu, Mwanangu, Muumba wangu, Mkombozi wangu,</text:p>
      <text:p text:style-name="Preformatted_20_Text">Νέο Παιδί, Ἄχρονε Θεέ.» Mtoto Mpya, Mungu Asiye na Wakati.”</text:p>
      <text:p text:style-name="Preformatted_20_Text"/>
      <text:p text:style-name="P2">Δ´ ἀναθεώρησις, ἐπερατώθη τὴν 3ην Αὐγούστου 1986, Κυριακή, ὥρα 1μ.μ. Ἔκαμα Θεία Λειτουργία καὶ κήρυγμα ἐν Οἰνοφύτοις. Ῥωμανέ μου, μνήσθητι καὶ ἐλέησον ὡς οἶδας… <text:s/>Sahihisho la pili, lililokamilishwa mnamo Agosti 3, 1986, Jumapili, saa 1 jioni. Nilifanya Liturujia ya Kiungu na mahubiri huko Oinophytois. Roman wangu, kumbuka na uhurumie kama ulivyoona...</text:p>
      <text:p text:style-name="P2"/>
      <text:p text:style-name="P2">Ὁ χειρότερος φίλος Σου Rafiki yako mbaya zaidi</text:p>
      <text:p text:style-name="P2"/>
      <text:p text:style-name="P2">Ἀπὸ τὸ βιβλίο: Ῥωμανοῦ Μελῳδοῦ «Ὕμνοι», ἀπόδοση στὰ νέα ἑλληνικά, Ἀρχιμανδρίτου Ἀνανία Κουστένη, Τόμος Πρῶτος, β´ ἔκδοση, Ἐκδόσεις Χ. Μπούρα, σελ. 10 -31. <text:s text:c="7"/>Kutoka kwa kitabu: Ὕμνοι "Ὕμνοι" cha Ὕμονοῦ Ῥωμανοῦ Melῳdos, kilichotolewa kwa Kigiriki cha kisasa, na Archimandritou Anania Kousteni, Juzuu ya Kwanza, toleo la pili, K. Bura Publications, uk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Marathi" svg:font-family="'Lohit Marathi'"/>
    <style:font-face style:name="Lohit Marathi1" svg:font-family="'Lohit Marath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Lohit Marath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Lohit Marath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Marathi1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Marathi" style:font-family-complex="'Lohit Marath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Marathi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Marathi" style:font-family-complex="'Lohit Marath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3-05T22:01:24.840582841</dc:date>
    <meta:editing-duration>PT8S</meta:editing-duration>
    <meta:editing-cycles>1</meta:editing-cycles>
    <meta:document-statistic meta:table-count="0" meta:image-count="0" meta:object-count="0" meta:page-count="1" meta:paragraph-count="263" meta:word-count="3640" meta:character-count="49024" meta:non-whitespace-character-count="19134"/>
    <meta:generator>LibreOffice/7.4.3.2$Linux_X86_64 LibreOffice_project/40$Build-2</meta:generator>
  </office:meta>
</office:document-meta>
</file>